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25.7cm" table:align="margins"/>
    </style:style>
    <style:style style:name="Table3.A" style:family="table-column">
      <style:table-column-properties style:column-width="2.09cm" style:rel-column-width="5330*"/>
    </style:style>
    <style:style style:name="Table3.B" style:family="table-column">
      <style:table-column-properties style:column-width="4.101cm" style:rel-column-width="10457*"/>
    </style:style>
    <style:style style:name="Table3.C" style:family="table-column">
      <style:table-column-properties style:column-width="19.509cm" style:rel-column-width="4974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9.316cm" table:align="margins"/>
    </style:style>
    <style:style style:name="Table4.A" style:family="table-column">
      <style:table-column-properties style:column-width="4.83cm" style:rel-column-width="16383*"/>
    </style:style>
    <style:style style:name="Table4.D" style:family="table-column">
      <style:table-column-properties style:column-width="4.83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75ea" officeooo:paragraph-rsid="0026b9e0"/>
    </style:style>
    <style:style style:name="P2" style:family="paragraph" style:parent-style-name="Standard">
      <style:text-properties officeooo:rsid="0026b9e0" officeooo:paragraph-rsid="001675ea"/>
    </style:style>
    <style:style style:name="P3" style:family="paragraph" style:parent-style-name="Standard">
      <style:text-properties officeooo:rsid="0026b9e0" officeooo:paragraph-rsid="0026b9e0"/>
    </style:style>
    <style:style style:name="P4" style:family="paragraph" style:parent-style-name="Standard">
      <style:text-properties officeooo:rsid="0026b9e0" officeooo:paragraph-rsid="0028a653"/>
    </style:style>
    <style:style style:name="P5" style:family="paragraph" style:parent-style-name="Standard">
      <style:text-properties officeooo:rsid="0026b9e0" officeooo:paragraph-rsid="002b7ae4"/>
    </style:style>
    <style:style style:name="P6" style:family="paragraph" style:parent-style-name="Standard">
      <style:text-properties officeooo:rsid="0026b9e0" officeooo:paragraph-rsid="0030a609"/>
    </style:style>
    <style:style style:name="P7" style:family="paragraph" style:parent-style-name="Standard">
      <style:text-properties officeooo:rsid="0026b9e0" officeooo:paragraph-rsid="003db1b0"/>
    </style:style>
    <style:style style:name="P8" style:family="paragraph" style:parent-style-name="Standard">
      <style:text-properties fo:font-weight="bold" officeooo:rsid="0026b9e0" officeooo:paragraph-rsid="0026b9e0" style:font-weight-asian="bold" style:font-weight-complex="bold"/>
    </style:style>
    <style:style style:name="P9" style:family="paragraph" style:parent-style-name="Standard">
      <style:text-properties fo:font-weight="bold" officeooo:rsid="001675ea" officeooo:paragraph-rsid="001675ea" style:font-weight-asian="bold" style:font-weight-complex="bold"/>
    </style:style>
    <style:style style:name="P10" style:family="paragraph" style:parent-style-name="Standard">
      <style:text-properties fo:font-weight="bold" officeooo:rsid="0028a653" officeooo:paragraph-rsid="0028a653" style:font-weight-asian="bold" style:font-weight-complex="bold"/>
    </style:style>
    <style:style style:name="P11" style:family="paragraph" style:parent-style-name="Standard">
      <style:text-properties officeooo:rsid="0028a653" officeooo:paragraph-rsid="0028a653"/>
    </style:style>
    <style:style style:name="P12" style:family="paragraph" style:parent-style-name="Standard">
      <style:text-properties fo:font-weight="normal" officeooo:rsid="0028a653" officeooo:paragraph-rsid="0028a653" style:font-weight-asian="normal" style:font-weight-complex="normal"/>
    </style:style>
    <style:style style:name="P13" style:family="paragraph" style:parent-style-name="Standard">
      <style:text-properties officeooo:rsid="001a0655" officeooo:paragraph-rsid="003825a6"/>
    </style:style>
    <style:style style:name="P14" style:family="paragraph" style:parent-style-name="Standard">
      <style:text-properties officeooo:rsid="001a0655" officeooo:paragraph-rsid="0034551d"/>
    </style:style>
    <style:style style:name="P15" style:family="paragraph" style:parent-style-name="Standard">
      <style:text-properties officeooo:rsid="001a0655" officeooo:paragraph-rsid="0042f43b"/>
    </style:style>
    <style:style style:name="P16" style:family="paragraph" style:parent-style-name="Standard">
      <style:paragraph-properties fo:text-align="center" style:justify-single-word="false"/>
      <style:text-properties officeooo:rsid="001a0655" officeooo:paragraph-rsid="0034551d"/>
    </style:style>
    <style:style style:name="P17" style:family="paragraph" style:parent-style-name="Standard">
      <style:text-properties officeooo:rsid="001a0655" officeooo:paragraph-rsid="0047482a"/>
    </style:style>
    <style:style style:name="P18" style:family="paragraph" style:parent-style-name="Standard">
      <style:text-properties officeooo:rsid="001a0655" officeooo:paragraph-rsid="00481c97"/>
    </style:style>
    <style:style style:name="P19" style:family="paragraph" style:parent-style-name="Standard">
      <style:text-properties officeooo:rsid="001f1472" officeooo:paragraph-rsid="003651ea"/>
    </style:style>
    <style:style style:name="P20" style:family="paragraph" style:parent-style-name="Standard">
      <style:text-properties officeooo:rsid="001f1472" officeooo:paragraph-rsid="003db1b0"/>
    </style:style>
    <style:style style:name="P21" style:family="paragraph" style:parent-style-name="Standard">
      <style:text-properties officeooo:rsid="001f1472" officeooo:paragraph-rsid="003f5cab"/>
    </style:style>
    <style:style style:name="P22" style:family="paragraph" style:parent-style-name="Standard">
      <style:text-properties officeooo:rsid="001f1472" officeooo:paragraph-rsid="004cfa3d"/>
    </style:style>
    <style:style style:name="P23" style:family="paragraph" style:parent-style-name="Standard">
      <style:text-properties officeooo:rsid="001f1472" officeooo:paragraph-rsid="004dbe69"/>
    </style:style>
    <style:style style:name="P24" style:family="paragraph" style:parent-style-name="Standard">
      <style:text-properties officeooo:rsid="0016ea2d" officeooo:paragraph-rsid="003db14d"/>
    </style:style>
    <style:style style:name="P25" style:family="paragraph" style:parent-style-name="Standard">
      <style:text-properties officeooo:rsid="0016ea2d" officeooo:paragraph-rsid="004987ff"/>
    </style:style>
    <style:style style:name="P26" style:family="paragraph" style:parent-style-name="Standard">
      <style:text-properties officeooo:rsid="0016ea2d" officeooo:paragraph-rsid="004ab702"/>
    </style:style>
    <style:style style:name="P27" style:family="paragraph" style:parent-style-name="Standard">
      <style:text-properties officeooo:rsid="001f1791" officeooo:paragraph-rsid="003651ea"/>
    </style:style>
    <style:style style:name="P28" style:family="paragraph" style:parent-style-name="Standard">
      <style:text-properties officeooo:rsid="001f1791" officeooo:paragraph-rsid="003f5cab"/>
    </style:style>
    <style:style style:name="P29" style:family="paragraph" style:parent-style-name="Table_20_Contents">
      <style:text-properties officeooo:rsid="001675ea" officeooo:paragraph-rsid="001675ea"/>
    </style:style>
    <style:style style:name="P30" style:family="paragraph" style:parent-style-name="Table_20_Contents">
      <style:text-properties officeooo:rsid="0016c84b" officeooo:paragraph-rsid="0016c84b"/>
    </style:style>
    <style:style style:name="P31" style:family="paragraph" style:parent-style-name="Table_20_Contents">
      <style:text-properties officeooo:rsid="0017afd8" officeooo:paragraph-rsid="0017afd8"/>
    </style:style>
    <style:style style:name="P32" style:family="paragraph" style:parent-style-name="Table_20_Contents">
      <style:text-properties officeooo:paragraph-rsid="0017afd8"/>
    </style:style>
    <style:style style:name="P33" style:family="paragraph" style:parent-style-name="Table_20_Contents">
      <style:text-properties officeooo:rsid="00181ff5" officeooo:paragraph-rsid="00181ff5"/>
    </style:style>
    <style:style style:name="P34" style:family="paragraph" style:parent-style-name="Table_20_Contents">
      <style:text-properties officeooo:rsid="00195459" officeooo:paragraph-rsid="00195459"/>
    </style:style>
    <style:style style:name="P35" style:family="paragraph" style:parent-style-name="Table_20_Contents">
      <style:text-properties officeooo:rsid="0019c12c" officeooo:paragraph-rsid="0019c12c"/>
    </style:style>
    <style:style style:name="P36" style:family="paragraph" style:parent-style-name="Table_20_Contents">
      <style:text-properties officeooo:rsid="0019c12c" officeooo:paragraph-rsid="0044a631"/>
    </style:style>
    <style:style style:name="P37" style:family="paragraph" style:parent-style-name="Table_20_Contents">
      <style:text-properties officeooo:rsid="001a671d" officeooo:paragraph-rsid="001a671d"/>
    </style:style>
    <style:style style:name="P38" style:family="paragraph" style:parent-style-name="Table_20_Contents">
      <style:text-properties officeooo:rsid="001a671d" officeooo:paragraph-rsid="00381917"/>
    </style:style>
    <style:style style:name="P39" style:family="paragraph" style:parent-style-name="Table_20_Contents">
      <style:text-properties officeooo:rsid="001a671d" officeooo:paragraph-rsid="00450d06"/>
    </style:style>
    <style:style style:name="P40" style:family="paragraph" style:parent-style-name="Table_20_Contents">
      <style:text-properties officeooo:rsid="001c21c5" officeooo:paragraph-rsid="001c21c5"/>
    </style:style>
    <style:style style:name="P41" style:family="paragraph" style:parent-style-name="Table_20_Contents">
      <style:text-properties officeooo:rsid="001f31b3" officeooo:paragraph-rsid="001f31b3"/>
    </style:style>
    <style:style style:name="P42" style:family="paragraph" style:parent-style-name="Table_20_Contents">
      <style:text-properties officeooo:rsid="0020829a" officeooo:paragraph-rsid="0020829a"/>
    </style:style>
    <style:style style:name="P43" style:family="paragraph" style:parent-style-name="Table_20_Contents">
      <style:text-properties officeooo:rsid="00225aae" officeooo:paragraph-rsid="00225aae"/>
    </style:style>
    <style:style style:name="P44" style:family="paragraph" style:parent-style-name="Table_20_Contents">
      <style:text-properties officeooo:rsid="00248b91" officeooo:paragraph-rsid="00248b91"/>
    </style:style>
    <style:style style:name="P45" style:family="paragraph" style:parent-style-name="Table_20_Contents">
      <style:text-properties officeooo:rsid="0023a92a" officeooo:paragraph-rsid="0023a92a"/>
    </style:style>
    <style:style style:name="P46" style:family="paragraph" style:parent-style-name="Table_20_Contents">
      <style:text-properties officeooo:rsid="0029af0f" officeooo:paragraph-rsid="0029af0f"/>
    </style:style>
    <style:style style:name="P47" style:family="paragraph" style:parent-style-name="Table_20_Contents">
      <style:text-properties officeooo:rsid="002b7ae4" officeooo:paragraph-rsid="002b7ae4"/>
    </style:style>
    <style:style style:name="P48" style:family="paragraph" style:parent-style-name="Table_20_Contents">
      <style:text-properties officeooo:rsid="002d2c23" officeooo:paragraph-rsid="002d2c23"/>
    </style:style>
    <style:style style:name="P49" style:family="paragraph" style:parent-style-name="Table_20_Contents">
      <style:text-properties officeooo:rsid="002ed8cb" officeooo:paragraph-rsid="002ed8cb"/>
    </style:style>
    <style:style style:name="P50" style:family="paragraph" style:parent-style-name="Table_20_Contents">
      <style:text-properties officeooo:rsid="002f5a3c" officeooo:paragraph-rsid="002f5a3c"/>
    </style:style>
    <style:style style:name="P51" style:family="paragraph" style:parent-style-name="Table_20_Contents">
      <style:text-properties officeooo:rsid="003320a7" officeooo:paragraph-rsid="003320a7"/>
    </style:style>
    <style:style style:name="P52" style:family="paragraph" style:parent-style-name="Table_20_Contents">
      <style:text-properties officeooo:rsid="00381917" officeooo:paragraph-rsid="00381917"/>
    </style:style>
    <style:style style:name="P53" style:family="paragraph" style:parent-style-name="Table_20_Contents">
      <style:text-properties officeooo:rsid="003825a6" officeooo:paragraph-rsid="003825a6"/>
    </style:style>
    <style:style style:name="P54" style:family="paragraph" style:parent-style-name="Table_20_Contents">
      <style:text-properties officeooo:rsid="003825a6" officeooo:paragraph-rsid="00481c97"/>
    </style:style>
    <style:style style:name="P55" style:family="paragraph" style:parent-style-name="Table_20_Contents">
      <style:text-properties officeooo:rsid="003825a6" officeooo:paragraph-rsid="004987ff"/>
    </style:style>
    <style:style style:name="P56" style:family="paragraph" style:parent-style-name="Table_20_Contents">
      <style:text-properties officeooo:rsid="003825a6" officeooo:paragraph-rsid="004cfa3d"/>
    </style:style>
    <style:style style:name="P57" style:family="paragraph" style:parent-style-name="Table_20_Contents">
      <style:text-properties officeooo:rsid="0039e1c7" officeooo:paragraph-rsid="0039e1c7"/>
    </style:style>
    <style:style style:name="P58" style:family="paragraph" style:parent-style-name="Table_20_Contents">
      <style:text-properties officeooo:rsid="0039e1c7" officeooo:paragraph-rsid="0047482a"/>
    </style:style>
    <style:style style:name="P59" style:family="paragraph" style:parent-style-name="Table_20_Contents">
      <style:text-properties officeooo:rsid="003bb411" officeooo:paragraph-rsid="003bb411"/>
    </style:style>
    <style:style style:name="P60" style:family="paragraph" style:parent-style-name="Table_20_Contents">
      <style:text-properties officeooo:rsid="003db14d" officeooo:paragraph-rsid="003db14d"/>
    </style:style>
    <style:style style:name="P61" style:family="paragraph" style:parent-style-name="Table_20_Contents">
      <style:text-properties officeooo:rsid="003db1b0" officeooo:paragraph-rsid="003db1b0"/>
    </style:style>
    <style:style style:name="P62" style:family="paragraph" style:parent-style-name="Table_20_Contents">
      <style:text-properties officeooo:rsid="003db1b0" officeooo:paragraph-rsid="004cfa3d"/>
    </style:style>
    <style:style style:name="P63" style:family="paragraph" style:parent-style-name="Table_20_Contents">
      <style:text-properties officeooo:rsid="003f5cab" officeooo:paragraph-rsid="003f5cab"/>
    </style:style>
    <style:style style:name="P64" style:family="paragraph" style:parent-style-name="Table_20_Contents">
      <style:text-properties officeooo:rsid="0040f79c" officeooo:paragraph-rsid="0040f79c"/>
    </style:style>
    <style:style style:name="P65" style:family="paragraph" style:parent-style-name="Table_20_Contents">
      <style:text-properties officeooo:rsid="00413a2b" officeooo:paragraph-rsid="00413a2b"/>
    </style:style>
    <style:style style:name="P66" style:family="paragraph" style:parent-style-name="Table_20_Contents">
      <style:text-properties officeooo:rsid="0042f43b" officeooo:paragraph-rsid="0042f43b"/>
    </style:style>
    <style:style style:name="P67" style:family="paragraph" style:parent-style-name="Table_20_Contents">
      <style:text-properties officeooo:rsid="0044a631" officeooo:paragraph-rsid="0044a631"/>
    </style:style>
    <style:style style:name="P68" style:family="paragraph" style:parent-style-name="Table_20_Contents">
      <style:text-properties officeooo:rsid="00481c97" officeooo:paragraph-rsid="00481c97"/>
    </style:style>
    <style:style style:name="P69" style:family="paragraph" style:parent-style-name="Table_20_Contents">
      <style:text-properties officeooo:rsid="004987ff" officeooo:paragraph-rsid="004ab702"/>
    </style:style>
    <style:style style:name="P70" style:family="paragraph" style:parent-style-name="Table_20_Contents">
      <style:text-properties officeooo:rsid="004ab702" officeooo:paragraph-rsid="004ab702"/>
    </style:style>
    <style:style style:name="P71" style:family="paragraph" style:parent-style-name="Table_20_Contents">
      <style:text-properties officeooo:rsid="0050f595" officeooo:paragraph-rsid="0050f595"/>
    </style:style>
    <style:style style:name="P72" style:family="paragraph" style:parent-style-name="Table_20_Contents">
      <style:text-properties officeooo:rsid="00515a57" officeooo:paragraph-rsid="00515a57"/>
    </style:style>
    <style:style style:name="P73" style:family="paragraph" style:parent-style-name="Table_20_Contents">
      <style:text-properties officeooo:rsid="00526ade" officeooo:paragraph-rsid="00526ade"/>
    </style:style>
    <style:style style:name="P74" style:family="paragraph" style:parent-style-name="Table_20_Contents">
      <style:text-properties officeooo:rsid="0053b0e6" officeooo:paragraph-rsid="0053b0e6"/>
    </style:style>
    <style:style style:name="P75" style:family="paragraph" style:parent-style-name="Table_20_Contents">
      <style:text-properties officeooo:rsid="005561f5" officeooo:paragraph-rsid="005561f5"/>
    </style:style>
    <style:style style:name="P76" style:family="paragraph" style:parent-style-name="Standard" style:list-style-name="L1">
      <style:text-properties officeooo:rsid="0016ea2d" officeooo:paragraph-rsid="003db14d"/>
    </style:style>
    <style:style style:name="P77" style:family="paragraph" style:parent-style-name="Standard" style:list-style-name="L2">
      <style:text-properties officeooo:rsid="0016ea2d" officeooo:paragraph-rsid="003db14d"/>
    </style:style>
    <style:style style:name="P78" style:family="paragraph" style:parent-style-name="Standard" style:list-style-name="L3">
      <style:text-properties officeooo:rsid="0016ea2d" officeooo:paragraph-rsid="003db14d"/>
    </style:style>
    <style:style style:name="P79" style:family="paragraph" style:parent-style-name="Standard" style:list-style-name="L4">
      <style:text-properties officeooo:rsid="0016ea2d" officeooo:paragraph-rsid="003db14d"/>
    </style:style>
    <style:style style:name="P80" style:family="paragraph" style:parent-style-name="Standard" style:list-style-name="L5">
      <style:text-properties officeooo:rsid="0016ea2d" officeooo:paragraph-rsid="003db14d"/>
    </style:style>
    <style:style style:name="P81" style:family="paragraph" style:parent-style-name="Standard">
      <style:text-properties officeooo:rsid="0026b9e0" officeooo:paragraph-rsid="003651ea"/>
    </style:style>
    <style:style style:name="P82" style:family="paragraph" style:parent-style-name="Standard">
      <style:text-properties officeooo:rsid="001675ea" officeooo:paragraph-rsid="0026b9e0"/>
    </style:style>
    <style:style style:name="P83" style:family="paragraph" style:parent-style-name="Standard">
      <style:text-properties fo:font-weight="bold" officeooo:rsid="0028a653" officeooo:paragraph-rsid="0028a653" style:font-weight-asian="bold" style:font-weight-complex="bold"/>
    </style:style>
    <style:style style:name="T1" style:family="text">
      <style:text-properties officeooo:rsid="001675ea"/>
    </style:style>
    <style:style style:name="T2" style:family="text">
      <style:text-properties officeooo:rsid="001f31b3"/>
    </style:style>
    <style:style style:name="T3" style:family="text">
      <style:text-properties officeooo:rsid="0025f3c2"/>
    </style:style>
    <style:style style:name="T4" style:family="text">
      <style:text-properties officeooo:rsid="002605fe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28a653"/>
    </style:style>
    <style:style style:name="T9" style:family="text">
      <style:text-properties officeooo:rsid="002b7ae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42f43b" style:font-weight-asian="bold" style:font-weight-complex="bold"/>
    </style:style>
    <style:style style:name="T12" style:family="text">
      <style:text-properties officeooo:rsid="0042f43b"/>
    </style:style>
    <style:style style:name="T13" style:family="text">
      <style:text-properties officeooo:rsid="001a0655"/>
    </style:style>
    <style:style style:name="T14" style:family="text">
      <style:text-properties officeooo:rsid="0016ea2d"/>
    </style:style>
    <style:style style:name="T15" style:family="text">
      <style:text-properties officeooo:rsid="004dbe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NOTES ON IMPORTING PBS XML <text:s/>USING THE PYTHON SCRIPT import_pbs.py.</text:p>
      <text:p text:style-name="P10"/>
      <text:p text:style-name="P12">It can be difficult to match many of the drugs, though experience helps, when you have done this 2-3 times you will definitely improve. Resources I have used to assist with the import</text:p>
      <text:p text:style-name="P12"/>
      <text:p text:style-name="P12"><text:a xlink:type="simple" xlink:href="http://www.pbs.gov.au/medicine/item/4549K" text:style-name="Internet_20_link" text:visited-style-name="Visited_20_Internet_20_Link">http://www.pbs.gov.au/medicine/item/4549K</text:a> which is the PBS website,, type in the pbscode eg 4549K or search using the alphabetic tool</text:p>
      <text:p text:style-name="P12"><text:a xlink:type="simple" xlink:href="https://www.ebs.tga.gov.au/ebs/picmi/picmirepository.nsf/PICMI?OpenForm&amp;t=pi&amp;q" text:style-name="Internet_20_link" text:visited-style-name="Visited_20_Internet_20_Link">https://www.ebs.tga.gov.au/ebs/picmi/picmirepository.nsf/PICMI?OpenForm&amp;t=pi&amp;q</text:a>= whih is the TGA website to download/view Product information</text:p>
      <text:p text:style-name="P12">Ssome drugs don't have a product information in the TGA, you may have to search the web to match the constituents.</text:p>
      <text:p text:style-name="P12">Finally one often needs to run queryies in the backend to check whats in the database. See <text:s/>RUNNING QUERIES IN THE BACKEND TO HELP RESOLVE THE ISSUE</text:p>
      <text:p text:style-name="P12"/>
      <text:p text:style-name="P9">DIFFICULT DRUGS WHEN IMPORTING</text:p>
      <text:p text:style-name="P2"/>
      <text:p text:style-name="P5">See table below. <text:span text:style-name="T8">Some drugs also in the pbs import are just named without reference to the generic eg the SALIVA SUBSTITUTE eye drops <text:s/>(crazy name) listed below. Others like estradiol 25 microgram/24 hours patch actually contain milligrams of ingrediants, here 0.39mg, so its not immediately obvious which one to match. Humatrope (somatropin) you just have to know the PI:HUMATROPE is a highly purified preparation and is available in cartridges containing 6 mg (18 IU ), 12 mg (36 IU*), or 24 mg (72 IU*) somatropin and when reconstituted with the diluent provided the cartridge contains 2.07 mg/mL, 4.17 mg/mL or 8.46 mg/mL somatropin respectively). Another example CRINONE 8% progesterone 90 mg, Prolonged Release Vaginal gel with Polyethylene applicator., the PBS listing will just say 8%.</text:span></text:p>
      <text:p text:style-name="P4"/>
      <text:p text:style-name="P11">Suggeset you print out this page when sitting next to you as a reference</text:p>
      <text:p text:style-name="P11"/>
      <text:p text:style-name="P10">RUNNING QUERIES IN THE BACKEND TO HELP RESOLVE THE ISSUE</text:p>
      <text:p text:style-name="P11"/>
      <text:p text:style-name="P11"/>
      <text:p text:style-name="P3"/>
      <text:p text:style-name="P8">A Note on percentages:</text:p>
      <text:p text:style-name="P1"><text:s/><text:span text:style-name="T6">Percent</text:span><text:span text:style-name="T5"> </text:span>solutions all are 1000mg/100cc</text:p>
      <text:p text:style-name="P1"><text:s/>1% <text:span text:style-name="T7">solution</text:span> is the same as 1000 milligrams in 100 cc or 10mg/cc.. </text:p>
      <text:p text:style-name="P1">2% = 20mg/cc, 5% = 50mg/cc, 5.5% = 55mg/cc, etc…</text:p>
      <text:p text:style-name="P8"><text:soft-page-break/>To convert <text:s/>tiny percentages if your brain is like mine and you want to check.</text:p>
      <text:p text:style-name="P3"><text:a xlink:type="simple" xlink:href="http://www.endmemo.com/sconvert/ug_mlper.php" text:style-name="Internet_20_link" text:visited-style-name="Visited_20_Internet_20_Link">http://www.endmemo.com/sconvert/ug_mlper.php</text:a></text:p>
      <text:p text:style-name="P6">eg. 0.0015 = 15ug/ml </text:p>
      <text:p text:style-name="P14"/>
      <text:p text:style-name="P16"><text:s/><text:span text:style-name="T11">USE THIS WHEN IMPORTING – DRUGS SEEM TO APPEAR IN THIS ORDER.</text:span></text:p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6"/>
          </table:table-cell>
          <table:table-cell table:style-name="Table3.A1" office:value-type="string">
            <text:p text:style-name="P66"/>
          </table:table-cell>
          <table:table-cell table:style-name="Table3.C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3"><text:a xlink:type="simple" xlink:href="http://www.pbs.gov.au/medicine/item/8485n" text:style-name="Internet_20_link" text:visited-style-name="Visited_20_Internet_20_Link">8485N</text:a></text:p>
            <text:p text:style-name="P66">8125P</text:p>
            <text:p text:style-name="P57">8486P</text:p>
          </table:table-cell>
          <table:table-cell table:style-name="Table3.A2" office:value-type="string">
            <text:p text:style-name="P53">Climara 25</text:p>
            <text:p text:style-name="P66">Climara 50</text:p>
            <text:p text:style-name="P57">Climara 75</text:p>
          </table:table-cell>
          <table:table-cell table:style-name="Table3.C2" office:value-type="string">
            <text:p text:style-name="P13">estradiol 25 microgram/24 hours patch <text:span text:style-name="T12">has 2.0mg</text:span></text:p>
            <text:p text:style-name="P15">estradiol <text:span text:style-name="T12">50</text:span> microgram/24 hours patch <text:span text:style-name="T12">has 3.8mg</text:span></text:p>
            <text:p text:style-name="P15">estradiol <text:span text:style-name="T12">75</text:span> microgram/24 hours patch <text:span text:style-name="T12">has 5.7mg</text:span></text:p>
            <text:p text:style-name="P15">estradiol <text:span text:style-name="T12">100 </text:span><text:s/>microgram/24 hours patch <text:span text:style-name="T12">has 7.6mg</text:span></text:p>
            <text:p text:style-name="P15"/>
            <text:p text:style-name="P13"/>
          </table:table-cell>
        </table:table-row>
        <table:table-row>
          <table:table-cell table:style-name="Table3.A2" office:value-type="string">
            <text:p text:style-name="P35">8311K</text:p>
            <text:p text:style-name="P35"/>
            <text:p text:style-name="P35"/>
            <text:p text:style-name="P35"/>
            <text:p text:style-name="P35"/>
            <text:p text:style-name="P35"/>
            <text:p text:style-name="P67">8312L</text:p>
          </table:table-cell>
          <table:table-cell table:style-name="Table3.A2" office:value-type="string">
            <text:p text:style-name="P35">EstraDermMX 25</text:p>
            <text:p text:style-name="P35">Estradot</text:p>
            <text:p text:style-name="P35"/>
            <text:p text:style-name="P35"/>
            <text:p text:style-name="P35"/>
            <text:p text:style-name="P35"/>
            <text:p text:style-name="P36">Estradot 100</text:p>
          </table:table-cell>
          <table:table-cell table:style-name="Table3.C2" office:value-type="string">
            <text:p text:style-name="P35">estradiol 25 microgram/24 hours patch, 8</text:p>
            <text:p text:style-name="P35">Product Info:</text:p>
            <text:p text:style-name="P35">Estradot 25: 2.5 cm2 patch containing 0.39 mg oestradiol </text:p>
            <text:p text:style-name="P35">Estradot 37.5: 3.75 cm2 patch containing 0.585 mg </text:p>
            <text:p text:style-name="P35">Estradot 50: 5 cm2 patch containing 0.78 mg oestradiol</text:p>
            <text:p text:style-name="P35">Estradot 75: 7.5 cm2 patch containing 1.17 mg oestradiol</text:p>
            <text:p text:style-name="P35">Estradot 100: 10 cm 2 patch containing 1.56 mg oestradiol </text:p>
          </table:table-cell>
        </table:table-row>
        <table:table-row>
          <table:table-cell table:style-name="Table3.A2" office:value-type="string">
            <text:p text:style-name="P37">8427M</text:p>
          </table:table-cell>
          <table:table-cell table:style-name="Table3.A2" office:value-type="string">
            <text:p text:style-name="Table_20_Contents"><text:a xlink:type="simple" xlink:href="http://www.pbs.gov.au/browse/manufacturer/sz" text:style-name="Internet_20_link" text:visited-style-name="Visited_20_Internet_20_Link">Estalis continuous </text:a><text:a xlink:type="simple" xlink:href="http://www.pbs.gov.au/browse/manufacturer/sz" text:style-name="Internet_20_link" text:visited-style-name="Visited_20_Internet_20_Link">50/140</text:a></text:p>
          </table:table-cell>
          <table:table-cell table:style-name="Table3.C2" office:value-type="string">
            <text:p text:style-name="P39">estradiol 50 microgram/24 hours + norethisterone acetate 140 microgram/24 hours patch, 8 50/140 <text:s text:c="2"/>620ug <text:s text:c="2"/>2.7mg</text:p>
            <text:p text:style-name="P37">50/140 <text:s text:c="2"/>620ug <text:s text:c="2"/>2.7mg</text:p>
            <text:p text:style-name="P37"/>
          </table:table-cell>
        </table:table-row>
        <table:table-row>
          <table:table-cell table:style-name="Table3.A2" office:value-type="string">
            <text:p text:style-name="P37"><text:a xlink:type="simple" xlink:href="http://www.pbs.gov.au/medicine/item/8428n" text:style-name="Internet_20_link" text:visited-style-name="Visited_20_Internet_20_Link">8428N</text:a></text:p>
          </table:table-cell>
          <table:table-cell table:style-name="Table3.A2" office:value-type="string">
            <text:p text:style-name="P52">Estalis Continues</text:p>
            <text:p text:style-name="P52">50/250</text:p>
          </table:table-cell>
          <table:table-cell table:style-name="Table3.C2" office:value-type="string">
            <text:p text:style-name="P37"><text:a xlink:type="simple" xlink:href="http://www.pbs.gov.au/pbs/search?term=ESTRADIOL%20%2B%20NORETHISTERONE%20ACETATE&amp;analyse=false&amp;search-type=medicines" text:style-name="Internet_20_link" text:visited-style-name="Visited_20_Internet_20_Link">ESTRADIOL + NORETHISTERONE ACETATE</text:a><text:line-break/>estradiol 50 microgram/24 hours + norethisterone acetate 250 microgram/24 hours patch</text:p>
            <text:p text:style-name="P38">50/250 <text:s text:c="2"/>510ug <text:s/>4.8mg</text:p>
          </table:table-cell>
        </table:table-row>
        <table:table-row>
          <table:table-cell table:style-name="Table3.A2" office:value-type="string">
            <text:p text:style-name="P53">8460G</text:p>
            <text:p text:style-name="P59">8619P</text:p>
          </table:table-cell>
          <table:table-cell table:style-name="Table3.A2" office:value-type="string">
            <text:p text:style-name="P53">Androderm</text:p>
          </table:table-cell>
          <table:table-cell table:style-name="Table3.C2" office:value-type="string">
            <text:p text:style-name="P13">The Androderm ® 2.5 mg/day Transdermal Patch has a 7.5 cm2 active surface area and contains 12.2</text:p>
            <text:p text:style-name="P13">mg testosterone USP. </text:p>
            <text:p text:style-name="P13">The Androderm® 5 mg/day Transdermal Patch has a 15 cm2 active surface areaand contains 24.3 mg testosterone <text:soft-page-break/>USP.</text:p>
          </table:table-cell>
        </table:table-row>
        <table:table-row>
          <table:table-cell table:style-name="Table3.A2" office:value-type="string">
            <text:p text:style-name="P58">8486P</text:p>
          </table:table-cell>
          <table:table-cell table:style-name="Table3.A2" office:value-type="string">
            <text:p text:style-name="P58">Climara 75</text:p>
          </table:table-cell>
          <table:table-cell table:style-name="Table3.C2" office:value-type="string">
            <text:p text:style-name="P17">estradiol <text:span text:style-name="T12">75</text:span> microgram/24 hours patch <text:span text:style-name="T12">has 5.7mg</text:span></text:p>
          </table:table-cell>
        </table:table-row>
        <table:table-row>
          <table:table-cell table:style-name="Table3.A2" office:value-type="string">
            <text:p text:style-name="P68">8619P</text:p>
          </table:table-cell>
          <table:table-cell table:style-name="Table3.A2" office:value-type="string">
            <text:p text:style-name="P54">Androderm <text:s/><text:span text:style-name="T13">5 mg/day</text:span></text:p>
          </table:table-cell>
          <table:table-cell table:style-name="Table3.C2" office:value-type="string">
            <text:p text:style-name="P18">Transdermal Patch has a 15 cm2 active surface areaand contains 24.3 mg testosterone USP.</text:p>
          </table:table-cell>
        </table:table-row>
        <table:table-row>
          <table:table-cell table:style-name="Table3.A2" office:value-type="string">
            <text:p text:style-name="P55"><text:a xlink:type="simple" xlink:href="http://www.pbs.gov.au/medicine/item/8762e" text:style-name="Internet_20_link" text:visited-style-name="Visited_20_Internet_20_Link">8762E</text:a></text:p>
          </table:table-cell>
          <table:table-cell table:style-name="Table3.A2" office:value-type="string">
            <text:p text:style-name="P69">Estradot <text:s/><text:span text:style-name="T14">37.5</text:span></text:p>
          </table:table-cell>
          <table:table-cell table:style-name="Table3.C2" office:value-type="string">
            <text:p text:style-name="P25">Estradot 37.5: 3.75 cm2 patch containing 0.585 mg oestradiol </text:p>
          </table:table-cell>
        </table:table-row>
        <table:table-row>
          <table:table-cell table:style-name="Table3.A2" office:value-type="string">
            <text:p text:style-name="P70">8764G</text:p>
          </table:table-cell>
          <table:table-cell table:style-name="Table3.A2" office:value-type="string">
            <text:p text:style-name="P26">Estradot 75</text:p>
          </table:table-cell>
          <table:table-cell table:style-name="Table3.C2" office:value-type="string">
            <text:p text:style-name="P26"><text:bookmark-start text:name="__DdeLink__854_1074542703"/>Estradot 75<text:bookmark-end text:name="__DdeLink__854_1074542703"/>: 7.5 cm2 patch containing 1.17 mg oestradiol </text:p>
          </table:table-cell>
        </table:table-row>
        <table:table-row>
          <table:table-cell table:style-name="Table3.A2" office:value-type="string">
            <text:p text:style-name="P56"><text:a xlink:type="simple" xlink:href="http://www.pbs.gov.au/medicine/item/8865n" text:style-name="Internet_20_link" text:visited-style-name="Visited_20_Internet_20_Link">8865N</text:a></text:p>
          </table:table-cell>
          <table:table-cell table:style-name="Table3.A2" office:value-type="string">
            <text:p text:style-name="P62">Bupredermal</text:p>
            <text:p text:style-name="P62">Norspan</text:p>
          </table:table-cell>
          <table:table-cell table:style-name="Table3.C2" office:value-type="string">
            <text:p text:style-name="P22"><text:span text:style-name="T10">NORSPAN patch 5</text:span> micrograms releases 5 micrograms per hour, and contains a total of 5 mg buprenorphine. </text:p>
            <text:p text:style-name="P23"><text:span text:style-name="T10">NORSPAN patch 10</text:span> micrograms releases 10 micrograms <text:s/>per hour and contains a total of 10 mg buprenorphine.</text:p>
            <text:p text:style-name="P23"><text:span text:style-name="T10">NORSPAN patch 20</text:span> micrograms releases 20 micrograms <text:span text:style-name="T15">p</text:span>er hour and contains a total of 20 mg <text:s/>buprenorphine. </text:p>
          </table:table-cell>
        </table:table-row>
        <table:table-row>
          <table:table-cell table:style-name="Table3.A2" office:value-type="string">
            <text:p text:style-name="Table_20_Contents"><text:a xlink:type="simple" xlink:href="http://www.pbs.gov.au/medicine/item/9161e" text:style-name="Internet_20_link" text:visited-style-name="Visited_20_Internet_20_Link">9161E</text:a></text:p>
          </table:table-cell>
          <table:table-cell table:style-name="Table3.A2" office:value-type="string">
            <text:p text:style-name="P41">Excelon Patches or rivastigmelon patch</text:p>
          </table:table-cell>
          <table:table-cell table:style-name="Table3.C2" office:value-type="string">
            <text:p text:style-name="P41"><text:s text:c="14"/></text:p>
            <text:p text:style-name="P41"><text:s text:c="4"/></text:p>
            <table:table table:name="Table4" table:style-name="Table4">
              <table:table-column table:style-name="Table4.A" table:number-columns-repeated="3"/>
              <table:table-column table:style-name="Table4.D"/>
              <table:table-row>
                <table:table-cell table:style-name="Table4.A1" office:value-type="string">
                  <text:p text:style-name="P41">Name <text:s text:c="2"/></text:p>
                </table:table-cell>
                <table:table-cell table:style-name="Table4.A1" office:value-type="string">
                  <text:p text:style-name="P41"><text:s/>Base Load</text:p>
                </table:table-cell>
                <table:table-cell table:style-name="Table4.A1" office:value-type="string">
                  <text:p text:style-name="P41">In Vivo Release</text:p>
                </table:table-cell>
                <table:table-cell table:style-name="Table4.D1" office:value-type="string">
                  <text:p text:style-name="Table_20_Contents"/>
                </table:table-cell>
              </table:table-row>
              <table:table-row>
                <table:table-cell table:style-name="Table4.A2" office:value-type="string">
                  <text:p text:style-name="P41">Exelon Patch 5 </text:p>
                </table:table-cell>
                <table:table-cell table:style-name="Table4.A2" office:value-type="string">
                  <text:p text:style-name="P41"><text:s text:c="3"/>9 mg </text:p>
                </table:table-cell>
                <table:table-cell table:style-name="Table4.A2" office:value-type="string">
                  <text:p text:style-name="P41"><text:s/>4.6 mg</text:p>
                </table:table-cell>
                <table:table-cell table:style-name="Table4.D2" office:value-type="string">
                  <text:p text:style-name="Table_20_Contents"/>
                </table:table-cell>
              </table:table-row>
              <table:table-row>
                <table:table-cell table:style-name="Table4.A2" office:value-type="string">
                  <text:p text:style-name="Table_20_Contents"><text:s text:c="21"/><text:span text:style-name="T2">10</text:span></text:p>
                </table:table-cell>
                <table:table-cell table:style-name="Table4.A2" office:value-type="string">
                  <text:p text:style-name="Table_20_Contents"><text:s text:c="2"/><text:span text:style-name="T2">18mg</text:span></text:p>
                </table:table-cell>
                <table:table-cell table:style-name="Table4.A2" office:value-type="string">
                  <text:p text:style-name="Table_20_Contents"><text:s/><text:span text:style-name="T2">9.5mg</text:span></text:p>
                </table:table-cell>
                <table:table-cell table:style-name="Table4.D2" office:value-type="string">
                  <text:p text:style-name="Table_20_Contents"/>
                </table:table-cell>
              </table:table-row>
              <table:table-row>
                <table:table-cell table:style-name="Table4.A2" office:value-type="string">
                  <text:p text:style-name="Table_20_Contents"><text:s text:c="21"/><text:span text:style-name="T2">15</text:span></text:p>
                </table:table-cell>
                <table:table-cell table:style-name="Table4.A2" office:value-type="string">
                  <text:p text:style-name="Table_20_Contents"><text:s text:c="2"/><text:span text:style-name="T2">27mg</text:span></text:p>
                </table:table-cell>
                <table:table-cell table:style-name="Table4.A2" office:value-type="string">
                  <text:p text:style-name="P41">13.3mg</text:p>
                </table:table-cell>
                <table:table-cell table:style-name="Table4.D2" office:value-type="string">
                  <text:p text:style-name="Table_20_Contents"/>
                </table:table-cell>
              </table:table-row>
            </table:table>
            <text:p text:style-name="P41"/>
          </table:table-cell>
        </table:table-row>
        <table:table-row>
          <table:table-cell table:style-name="Table3.A2" office:value-type="string">
            <text:p text:style-name="P42">9411H</text:p>
          </table:table-cell>
          <table:table-cell table:style-name="Table3.A2" office:value-type="string">
            <text:p text:style-name="P42">Forteo</text:p>
          </table:table-cell>
          <table:table-cell table:style-name="Table3.C2" office:value-type="string">
            <text:p text:style-name="P42">FORTEO is supplied as a sterile, colourless, clear, isotonic solution for subcutaneous</text:p>
            <text:p text:style-name="P42">injection. Each mL contains teriparatide 250 g. FORTEO is supplied in a 2.4 mL</text:p>
            <text:p text:style-name="P42">cartridge contained in a prefilled delivery device (pen) that delivers 20 g per dose and</text:p>
            <text:p text:style-name="P42">contains dosing for 28 treatment days.</text:p>
          </table:table-cell>
        </table:table-row>
        <table:table-row>
          <table:table-cell table:style-name="Table3.A2" office:value-type="string">
            <text:p text:style-name="P63">9454N</text:p>
          </table:table-cell>
          <table:table-cell table:style-name="Table3.A2" office:value-type="string">
            <text:p text:style-name="P27">Oxytrol</text:p>
          </table:table-cell>
          <table:table-cell table:style-name="Table3.C2" office:value-type="string">
            <text:p text:style-name="P63">oxybutynin 3.9 mg/24 hours patch, </text:p>
            <text:p text:style-name="P28">Oxytrol ® is available as a 39 cm2 patch containing</text:p>
            <text:p text:style-name="P28">36 mg of oxybutynin. Oxytrol® has a nominal in vivo delivery rate of 3.9 mg oxybutynin per day.</text:p>
            <text:p text:style-name="P21">The rate of buprenorphine release from each patch is proportional to the surface area. </text:p>
          </table:table-cell>
        </table:table-row>
        <table:table-row>
          <table:table-cell table:style-name="Table3.A2" office:value-type="string">
            <text:p text:style-name="P43">10124W</text:p>
          </table:table-cell>
          <table:table-cell table:style-name="Table3.A2" office:value-type="string">
            <text:p text:style-name="P43">Bretaris Genuair</text:p>
          </table:table-cell>
          <table:table-cell table:style-name="Table3.C2" office:value-type="string">
            <text:p text:style-name="P43">Script; aclidinium 322 microgram/actuation powder for inhalation, 60 actuations</text:p>
            <text:p text:style-name="P43">DB:</text:p>
            <text:p text:style-name="P43">aclidinium bromide inhaler 400mcg units per pack: 60 product.pk=ac29010f-ad5a-4688-bc1b-dd981d9af13a</text:p>
            <text:p text:style-name="P43">Each delivered dose (the dose leaving the mouthpiece) contains 375 micrograms</text:p>
            <text:p text:style-name="P43">aclidinium bromide equivalent to 322 micrograms of aclidinium. This corresponds to a</text:p>
            <text:p text:style-name="P43"><text:soft-page-break/>metered dose of 400 micrograms aclidinium bromide equivalent to 343 micrograms</text:p>
            <text:p text:style-name="P43">aclidinium.</text:p>
          </table:table-cell>
        </table:table-row>
        <table:table-row>
          <table:table-cell table:style-name="Table3.A2" office:value-type="string">
            <text:p text:style-name="P71">4198Y</text:p>
          </table:table-cell>
          <table:table-cell table:style-name="Table3.A2" office:value-type="string">
            <text:p text:style-name="P71">Coloxy with Senna</text:p>
          </table:table-cell>
          <table:table-cell table:style-name="Table3.C2" office:value-type="string">
            <text:p text:style-name="P71">docusate sodium 50 mg + sennosides 11.27 mg tablet, 90 appears to be the same as the 50/8mg displayed</text:p>
          </table:table-cell>
        </table:table-row>
        <table:table-row>
          <table:table-cell table:style-name="Table3.A2" office:value-type="string">
            <text:p text:style-name="P42"><text:a xlink:type="simple" xlink:href="http://www.pbs.gov.au/medicine/item/4285m" text:style-name="Internet_20_link" text:visited-style-name="Visited_20_Internet_20_Link">4285M</text:a> </text:p>
          </table:table-cell>
          <table:table-cell table:style-name="Table3.A2" office:value-type="string">
            <text:p text:style-name="P72">Fybogel</text:p>
          </table:table-cell>
          <table:table-cell table:style-name="Table3.C2" office:value-type="string">
            <text:p text:style-name="P72">dry psyllium husk 3.5 g powder same as ispaghula husk oral powder 3.5g</text:p>
          </table:table-cell>
        </table:table-row>
        <table:table-row>
          <table:table-cell table:style-name="Table3.A2" office:value-type="string">
            <text:p text:style-name="P73">4470G</text:p>
          </table:table-cell>
          <table:table-cell table:style-name="Table3.A2" office:value-type="string">
            <text:p text:style-name="P73">Resonium A</text:p>
          </table:table-cell>
          <table:table-cell table:style-name="Table3.C2" office:value-type="string">
            <text:p text:style-name="P73"><text:s/>sodium polystyrene sulfonate 999.3 mg/g = 454gm product</text:p>
          </table:table-cell>
        </table:table-row>
        <table:table-row>
          <table:table-cell table:style-name="Table3.A2" office:value-type="string">
            <text:p text:style-name="P74">11387H</text:p>
          </table:table-cell>
          <table:table-cell table:style-name="Table3.A2" office:value-type="string">
            <text:p text:style-name="P74">S<text:a xlink:type="simple" xlink:href="http://www.pbs.gov.au/browse/manufacturer/eo" text:style-name="Internet_20_link" text:visited-style-name="Visited_20_Internet_20_Link">unsense Ultra SPF 50+</text:a></text:p>
          </table:table-cell>
          <table:table-cell table:style-name="Table3.C2" office:value-type="string">
            <text:p text:style-name="P73"/>
          </table:table-cell>
        </table:table-row>
        <table:table-row>
          <table:table-cell table:style-name="Table3.A2" office:value-type="string">
            <text:p text:style-name="P73"><text:a xlink:type="simple" xlink:href="http://www.pbs.gov.au/medicine/item/5818f" text:style-name="Internet_20_link" text:visited-style-name="Visited_20_Internet_20_Link">5818F</text:a></text:p>
          </table:table-cell>
          <table:table-cell table:style-name="Table3.A2" office:value-type="string">
            <text:p text:style-name="P73"><text:a xlink:type="simple" xlink:href="http://www.pbs.gov.au/browse/manufacturer/no" text:style-name="Internet_20_link" text:visited-style-name="Visited_20_Internet_20_Link">Norditropin FlexPro</text:a></text:p>
            <text:p text:style-name="P74">Norditropin® SimpleXx®</text:p>
          </table:table-cell>
          <table:table-cell table:style-name="Table3.C2" office:value-type="string">
            <text:p text:style-name="P74">1 mg of somatropin corresponds to 3 IU (International Units) of somatropin</text:p>
          </table:table-cell>
        </table:table-row>
        <table:table-row>
          <table:table-cell table:style-name="Table3.A2" office:value-type="string">
            <text:p text:style-name="P73"><text:a xlink:type="simple" xlink:href="http://www.pbs.gov.au/medicine/item/6170r" text:style-name="Internet_20_link" text:visited-style-name="Visited_20_Internet_20_Link">6170R</text:a></text:p>
          </table:table-cell>
          <table:table-cell table:style-name="Table3.A2" office:value-type="string">
            <text:p text:style-name="P73"><text:a xlink:type="simple" xlink:href="http://www.pbs.gov.au/browse/manufacturer/ly" text:style-name="Internet_20_link" text:visited-style-name="Visited_20_Internet_20_Link">Humatrope</text:a></text:p>
          </table:table-cell>
          <table:table-cell table:style-name="Table3.C2" office:value-type="string">
            <text:p text:style-name="P75"><text:s/>6mg (18 IU ), 12 mg (36 IU*), or 24 mg (72 IU*) somatropin and when reconstituted with the</text:p>
            <text:p text:style-name="P75">diluent provided the cartridge contains 2.07 mg/mL, 4.17 mg/mL or 8.46 mg/mL</text:p>
          </table:table-cell>
        </table:table-row>
        <table:table-row>
          <table:table-cell table:style-name="Table3.A2" office:value-type="string">
            <text:p text:style-name="P73"><text:a xlink:type="simple" xlink:href="http://www.pbs.gov.au/medicine/item/6266t" text:style-name="Internet_20_link" text:visited-style-name="Visited_20_Internet_20_Link">6266T</text:a></text:p>
          </table:table-cell>
          <table:table-cell table:style-name="Table3.A2" office:value-type="string">
            <text:p text:style-name="P75">Zomacton</text:p>
          </table:table-cell>
          <table:table-cell table:style-name="Table3.C2" office:value-type="string">
            <text:p text:style-name="P73"/>
          </table:table-cell>
        </table:table-row>
        <table:table-row>
          <table:table-cell table:style-name="Table3.A2" office:value-type="string">
            <text:p text:style-name="P47">6366C. </text:p>
          </table:table-cell>
          <table:table-cell table:style-name="Table3.A2" office:value-type="string">
            <text:p text:style-name="P47">CRINONE</text:p>
          </table:table-cell>
          <table:table-cell table:style-name="Table3.C2" office:value-type="string">
            <text:p text:style-name="P47">New drug product found: progesterone 8% vaginal gel, 15 applications</text:p>
            <text:p text:style-name="P47">found match using PBS item code 6366C. </text:p>
            <text:p text:style-name="P47">This is CRINONE 8% progesterone 90 mg, Prolonged Release Vaginal gel </text:p>
          </table:table-cell>
        </table:table-row>
      </table:table>
      <text:p text:style-name="P3"/>
      <text:p text:style-name="P3"/>
      <text:p text:style-name="P8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</meta:initial-creator>
    <meta:creation-date>2018-05-11T07:16:30.913635952</meta:creation-date>
    <dc:date>2018-08-02T17:08:51.010156179</dc:date>
    <dc:creator>richard </dc:creator>
    <meta:editing-duration>PT16H38M47S</meta:editing-duration>
    <meta:editing-cycles>52</meta:editing-cycles>
    <meta:generator>LibreOffice/4.4.7.2$Linux_X86_64 LibreOffice_project/40m0$Build-2</meta:generator>
    <meta:document-statistic meta:table-count="2" meta:image-count="0" meta:object-count="0" meta:page-count="4" meta:paragraph-count="136" meta:word-count="945" meta:character-count="6007" meta:non-whitespace-character-count="5084"/>
  </office:meta>
</office:document-meta>
</file>